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Text_20_body" style:list-style-name="L1">
      <style:text-properties fo:color="#000000" style:font-name="Times New Roman" fo:font-size="14pt" style:font-size-asian="14pt" style:font-size-complex="14pt"/>
    </style:style>
    <style:style style:name="P5" style:family="paragraph" style:parent-style-name="Text_20_body" style:list-style-name="L1">
      <style:paragraph-properties fo:margin-top="0in" fo:margin-bottom="0in" style:line-height-at-least="0.2291in" fo:widows="1" fo:padding="0in" fo:border="none"/>
    </style:style>
    <style:style style:name="P6" style:family="paragraph" style:parent-style-name="Text_20_body" style:list-style-name="L1">
      <style:paragraph-properties fo:margin-top="0in" fo:margin-bottom="0in" style:line-height-at-least="0.2291in" fo:widows="1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4" style:family="text">
      <style:text-properties fo:font-variant="normal" fo:text-transform="none" fo:color="#000000" style:font-name="Times New Roman" fo:font-size="14pt" fo:letter-spacing="normal" fo:language="en" fo:country="none" fo:font-style="italic" fo:font-weight="normal" style:font-size-asian="14pt" style:font-size-complex="14pt"/>
    </style:style>
    <style:style style:name="T5" style:family="text">
      <style:text-properties fo:font-variant="normal" fo:text-transform="none" fo:color="#000000" style:font-name="Times New Roman" fo:font-size="32pt" fo:letter-spacing="normal" fo:language="ru" fo:country="RU" fo:font-style="normal" fo:font-weight="normal" style:font-size-asian="32pt" style:font-size-complex="32pt"/>
    </style:style>
    <style:style style:name="T6" style:family="text">
      <style:text-properties fo:font-variant="normal" fo:text-transform="none" fo:color="#000000" style:font-name="Times New Roman" fo:font-size="32pt" fo:letter-spacing="normal" fo:language="ru" fo:country="RU" fo:font-style="normal" fo:font-weight="bold" style:font-size-asian="32pt" style:font-weight-asian="bold" style:font-size-complex="32pt" style:font-weight-complex="bold"/>
    </style:style>
    <style:style style:name="T7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4.2 </text:span><text:span text:style-name="T3">Кана́льний рівень</text:span><text:span text:style-name="T2">(</text:span><text:span text:style-name="T7">англ.</text:span><text:span text:style-name="T4">Data Link layer</text:span><text:span text:style-name="T2">)— рівень мережної</text:span><text:span text:style-name="T7">моделі OSI</text:span><text:span text:style-name="T2">, призначений для передачі даних вузлам, що знаходяться в тому ж сегменті локальної мережі. Також може використовуватися для виявлення і, можливо, виправлення помилок, що виникли на фізичному рівні. Прикладами протоколів, що працюють на канальному рівні, є: Ethernet для локальних мереж (багатовузловий), Point-to-Point Protocol (</text:span><text:span text:style-name="T7">PPP</text:span><text:span text:style-name="T2">),</text:span><text:span text:style-name="T7">HDLC</text:span><text:span text:style-name="T2">і ADCCP для підключень точка-точка.</text:span></text:p>
      <text:p text:style-name="P1"/>
      <text:p text:style-name="P3">Канальний рівень відповідає за доставку кадрів між пристроями, підключеними до одного мережевого сегмента. Кадри канального рівня не перетинають кордонів мережевого сегмента. Функції міжмережевої маршрутизації і глобальної адресації здійснюються на більш високих рівнях моделі OSI, що дозволяє протоколам канального рівня зосередитися на локальній доставці і адресації.</text:p>
      <text:p text:style-name="P1">На цьому рівні працюють комутатори, мости.</text:p>
      <text:h text:style-name="Heading_20_2" text:outline-level="2"><text:bookmark text:name=".D0.A4.D1.83.D0.BD.D0.BA.D1.86.D1.96.D1.97_.D0.BA.D0.B0.D0.BD.D0.B0.D0.BB.D1.8C.D0.BD.D0.BE.D0.B3.D0.BE_.D1.80.D1.96.D0.B2.D0.BD.D1.8F"/><text:span text:style-name="T2">Функції канального рівня</text:span><text:span text:style-name="T2">[</text:span><text:span text:style-name="T7">ред.</text:span><text:span text:style-name="T2">•</text:span><text:span text:style-name="T7">ред. код</text:span><text:span text:style-name="T2">]</text:span></text:h>
      <text:list xml:id="list18668570022" text:style-name="L1">
        <text:list-item>
          <text:p text:style-name="P5"><text:span text:style-name="T2">Отримання доступу до середовища передачі. Забезпечення доступу— найважливіша функція канального рівня. Вона потрібна завжди, за винятком випадків, коли реалізована повнозв'язна топологія (наприклад, два комп'ютери, з'єднаних через</text:span><text:span text:style-name="T7">кросовер</text:span><text:span text:style-name="T2">, або комп'ютер зі</text:span><text:span text:style-name="T7">світчем</text:span><text:span text:style-name="T2">в повнодуплексному режимі).</text:span></text:p>
        </text:list-item>
        <text:list-item>
          <text:p text:style-name="P6">Виділення меж кадру. Ця задача так само вирішується завжди. Серед можливих рішень цієї задачі— резервування певної послідовності, яка позначає початок або кінець кадру.</text:p>
        </text:list-item>
        <text:list-item>
          <text:p text:style-name="P5"><text:span text:style-name="T2">Апаратна адресація (або адресація канального рівня). Потрібна в тому випадку, коли кадр можуть отримати відразу декілька адресатів. У локальних мережах апаратні адреси (</text:span><text:span text:style-name="T7">MAC-адреси</text:span><text:span text:style-name="T2">) застосовуються завжди.</text:span></text:p>
        </text:list-item>
        <text:list-item>
          <text:p text:style-name="P6">Забезпечення достовірності прийнятих даних. Під час передачі кадру є ймовірність, що дані спотворені. Важливо це виявити і не намагатися обробити кадр, який містить помилку. Зазвичай на канальному рівні використовуються алгоритми контрольних сум, що дають високу гарантію виявлення помилок.</text:p>
        </text:list-item>
        <text:list-item>
          <text:p text:style-name="P5"><text:span text:style-name="T2">Адресація протоколу верхнього рівня. У процесі декапсуляціі вказівка формату вкладеного</text:span><text:span text:style-name="T7">PDU</text:span><text:span text:style-name="T2">істотно спрощує обробку інформації, тому найчастіше вказується протокол, що знаходиться в полі даних, за винятком тих випадків, коли в полі даних знаходиться один-єдиний протокол.</text:span></text:p>
          <text:p text:style-name="P4"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nux Libertine" svg:font-family="'Linux Libertine', Georgia, Times, serif"/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5:04</dc:date>
    <dc:creator>mark </dc:creator>
    <meta:editing-duration>PT3S</meta:editing-duration>
    <meta:editing-cycles>18</meta:editing-cycles>
    <meta:document-statistic meta:table-count="0" meta:image-count="0" meta:object-count="0" meta:page-count="1" meta:paragraph-count="10" meta:word-count="266" meta:character-count="2120" meta:non-whitespace-character-count="1868"/>
  </office:meta>
</office:document-meta>
</file>